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d53f4" officeooo:paragraph-rsid="000d53f4"/>
    </style:style>
    <style:style style:name="P2" style:family="paragraph" style:parent-style-name="Standard">
      <style:paragraph-properties fo:text-align="center" style:justify-single-word="false"/>
      <style:text-properties officeooo:rsid="000d53f4" officeooo:paragraph-rsid="000d53f4"/>
    </style:style>
    <style:style style:name="P3" style:family="paragraph" style:parent-style-name="Standard">
      <style:text-properties fo:font-style="italic" officeooo:rsid="000d53f4" officeooo:paragraph-rsid="000d53f4" style:font-style-asian="italic" style:font-style-complex="italic"/>
    </style:style>
    <style:style style:name="P4" style:family="paragraph" style:parent-style-name="Standard">
      <style:text-properties officeooo:rsid="000dbedb" officeooo:paragraph-rsid="000dbedb"/>
    </style:style>
    <style:style style:name="P5" style:family="paragraph" style:parent-style-name="Standard">
      <style:text-properties officeooo:rsid="000f44bb" officeooo:paragraph-rsid="000f44bb"/>
    </style:style>
    <style:style style:name="P6" style:family="paragraph" style:parent-style-name="Standard">
      <style:text-properties officeooo:rsid="001184f6" officeooo:paragraph-rsid="001184f6"/>
    </style:style>
    <style:style style:name="P7" style:family="paragraph" style:parent-style-name="Standard">
      <style:text-properties officeooo:rsid="0012f102" officeooo:paragraph-rsid="0012f102"/>
    </style:style>
    <style:style style:name="P8" style:family="paragraph" style:parent-style-name="Title">
      <style:text-properties officeooo:rsid="0011333b" officeooo:paragraph-rsid="0011333b"/>
    </style:style>
    <style:style style:name="P9" style:family="paragraph" style:parent-style-name="Standard" style:list-style-name="L1">
      <style:text-properties officeooo:rsid="000f44bb" officeooo:paragraph-rsid="000f44bb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loext:graphic-properties draw:fill="none" draw:fill-color="#ffffff"/>
    </style:style>
    <style:style style:name="T1" style:family="text">
      <style:text-properties style:text-position="super 58%"/>
    </style:style>
    <style:style style:name="T2" style:family="text">
      <style:text-properties officeooo:rsid="000dbedb"/>
    </style:style>
    <style:style style:name="T3" style:family="text">
      <style:text-properties officeooo:rsid="000f44bb"/>
    </style:style>
    <style:style style:name="T4" style:family="text">
      <style:text-properties officeooo:rsid="0011333b"/>
    </style:style>
    <style:style style:name="T5" style:family="text">
      <style:text-properties officeooo:rsid="001184f6"/>
    </style:style>
    <style:style style:name="T6" style:family="text">
      <style:text-properties officeooo:rsid="0012f102"/>
    </style:style>
    <style:style style:name="T7" style:family="text">
      <style:text-properties officeooo:rsid="00147b7e"/>
    </style:style>
    <style:style style:name="T8" style:family="text">
      <style:text-properties officeooo:rsid="0015d3df"/>
    </style:style>
    <style:style style:name="T9" style:family="text">
      <style:text-properties officeooo:rsid="001837bd"/>
    </style:style>
    <style:style style:name="T10" style:family="text">
      <style:text-properties officeooo:rsid="00193f84"/>
    </style:style>
    <style:style style:name="T11" style:family="text">
      <style:text-properties fo:font-size="10pt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color="#000000" draw:fill-color="#000000" draw:textarea-horizontal-align="justify" draw:textarea-vertical-align="middle" draw:auto-grow-height="false" fo:min-height="0.1374in" fo:min-width="0.1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02in" svg:stroke-color="#000000" draw:marker-start="Arrowheads_20_1" draw:marker-start-width="0.1984in" draw:marker-end="Arrowheads_20_1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02in" svg:stroke-color="#000000" draw:marker-start="Arrowheads_20_2" draw:marker-start-width="0.1984in" draw:marker-end="Arrowheads_20_2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1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Unary<text:span text:style-name="T8"> Embedding </text:span>Termination</text:p>
      <text:p text:style-name="P2">by Sven Nilsen, 2020</text:p>
      <text:p text:style-name="P1"/>
      <text:p text:style-name="P3">In this paper I discuss a <text:span text:style-name="T4">termination</text:span> property of unary numbers embedded in binary numbers.</text:p>
      <text:p text:style-name="P1"/>
      <text:p text:style-name="P1">A unary number can be embedded in binary as following:</text:p>
      <text:p text:style-name="P1"/>
      <text:p text:style-name="P1"><text:tab/>0<text:tab/>0</text:p>
      <text:p text:style-name="P1"><text:tab/>1<text:tab/>1</text:p>
      <text:p text:style-name="P1"><text:tab/>2<text:tab/>11</text:p>
      <text:p text:style-name="P1"><text:tab/>3<text:tab/>111</text:p>
      <text:p text:style-name="P1"><text:tab/>4<text:tab/>1111</text:p>
      <text:p text:style-name="P1"><text:tab/>…</text:p>
      <text:p text:style-name="P1"><text:tab/>n<text:tab/>2<text:span text:style-name="T1">n</text:span> – 1 <text:span text:style-name="T2">in binary</text:span></text:p>
      <text:p text:style-name="P1"/>
      <text:p text:style-name="P1">Imagine that the number of bits available are infinite, such that a unary number has the pattern:</text:p>
      <text:p text:style-name="P1"/>
      <text:p text:style-name="P1"><text:tab/>…000<text:span text:style-name="T3">00</text:span>01111111…</text:p>
      <text:p text:style-name="P1"/>
      <text:p text:style-name="P1">This pattern is a kind of termination property <text:span text:style-name="T6">(called “unary embedding termination”)</text:span>.</text:p>
      <text:p text:style-name="P1">For any unary number `n`, at the n-th bit the pattern changes from ones to zeroes.</text:p>
      <text:p text:style-name="P1">It is known that there are zeroes on <text:span text:style-name="T9">one</text:span> side of the change and only ones at the <text:span text:style-name="T9">other</text:span> side.</text:p>
      <text:p text:style-name="P1"><text:span text:style-name="T9">A</text:span> binary number has this termination property if and only if it is a “<text:span text:style-name="T9">natural”</text:span> <text:span text:style-name="T9">unary </text:span>encoding.</text:p>
      <text:p text:style-name="P1"/>
      <text:p text:style-name="P4">However, how can one prove that there exists no such binary number that is not <text:span text:style-name="T9">naturally </text:span>embedded?</text:p>
      <text:p text:style-name="P4"/>
      <text:p text:style-name="P5">The problem is that the semantics of this property depends on a choice of representing binary numbers.</text:p>
      <text:p text:style-name="P5"/>
      <text:p text:style-name="P5">Among all the possible permutations of ordering the bits, there exists only two representations where all natural numbers, encoded as unary numbers embedded inside binary numbers, have this property:</text:p>
      <text:p text:style-name="P5"/>
      <text:list xml:id="list4314765701430800464" text:style-name="L1">
        <text:list-item>
          <text:p text:style-name="P9">Ordering significance from right to left <text:span text:style-name="T5">(standard)</text:span></text:p>
        </text:list-item>
        <text:list-item>
          <text:p text:style-name="P9">Ordering significance from left ro right <text:span text:style-name="T5">(e.g. `10` is written `01`)</text:span></text:p>
        </text:list-item>
      </text:list>
      <text:p text:style-name="P5"/>
      <text:p text:style-name="P6">Since the semantics is depending on the representation, <text:span text:style-name="T6">unary embedding termination</text:span> is not provable within any axiomatic system that models only natural numbers and nothing else.</text:p>
      <text:p text:style-name="P6"/>
      <text:p text:style-name="P7"><text:span text:style-name="T10">I</text:span>f you flip a <text:span text:style-name="T8">single </text:span>bit, turning `0` into `1` and vice versa, then representation loses unary <text:span text:style-name="T8">embedding</text:span> termination. <text:span text:style-name="T8">However, i</text:span>f you flip all bits, <text:span text:style-name="T8">then </text:span>unary <text:span text:style-name="T8">embedding </text:span>termination is preserved.</text:p>
      <text:p text:style-name="P7"><draw:custom-shape text:anchor-type="paragraph" draw:z-index="0" draw:name="Shape1" draw:style-name="gr1" draw:text-style-name="P10" svg:width="0.1933in" svg:height="0.1933in" svg:x="0.8445in" svg:y="0.19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1" draw:style-name="gr1" draw:text-style-name="P10" svg:width="0.1933in" svg:height="0.1933in" svg:x="2.2472in" svg:y="0.18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1" draw:style-name="gr1" draw:text-style-name="P10" svg:width="0.1933in" svg:height="0.1933in" svg:x="2.2543in" svg:y="1.02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" draw:style-name="gr1" draw:text-style-name="P10" svg:width="0.1933in" svg:height="0.1933in" svg:x="0.8374in" svg:y="1.02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" draw:name="Shape2" draw:style-name="gr2" draw:text-style-name="P11" svg:x1="1.0374in" svg:y1="0.298in" svg:x2="2.2472in" svg:y2="0.298in"><text:p/></draw:line><draw:line text:anchor-type="paragraph" draw:z-index="5" draw:name="Shape2" draw:style-name="gr3" draw:text-style-name="P11" svg:x1="1.0307in" svg:y1="1.1138in" svg:x2="2.2543in" svg:y2="1.1138in"><text:p/></draw:line><draw:line text:anchor-type="paragraph" draw:z-index="6" draw:name="Shape2" draw:style-name="gr2" draw:text-style-name="P11" svg:x1="0.9366in" svg:y1="1.0209in" svg:x2="0.9366in" svg:y2="0.3902in"><text:p/></draw:line><draw:line text:anchor-type="paragraph" draw:z-index="7" draw:name="Shape2" draw:style-name="gr2" draw:text-style-name="P11" svg:x1="2.3465in" svg:y1="1.0201in" svg:x2="2.3465in" svg:y2="0.3756in"><text:p/></draw:line><draw:frame text:anchor-type="paragraph" draw:z-index="8" draw:name="Shape3" draw:style-name="gr4" draw:text-style-name="P12" svg:width="1.1531in" svg:height="0.2441in" svg:x="1.0945in" svg:y="0.3882in"><draw:text-box><text:p><text:span text:style-name="T11">reorder significance</text:span></text:p></draw:text-box></draw:frame><draw:frame text:anchor-type="paragraph" draw:z-index="9" draw:name="Shape3" draw:style-name="gr4" draw:text-style-name="P12" svg:width="0.6748in" svg:height="0.2441in" svg:x="2.4909in" svg:y="0.5811in"><draw:text-box><text:p><text:span text:style-name="T11">flip all bits</text:span></text:p></draw:text-box></draw:frame><draw:frame text:anchor-type="paragraph" draw:z-index="10" draw:name="Shape4" draw:style-name="gr5" draw:text-style-name="P13" svg:width="3.0925in" svg:height="1.1386in" svg:x="3.4516in" svg:y="0.1807in"><draw:text-box><text:p>There are 4 different embeddings of unary numbers in binary numbers which preserves the unary termination property, generated by two operations: 1) Reorder significance and 2) flip all bits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1013 1130" svg:d="M1009 1050l-449-1008-22-30-29-12-34 12-21 26-449 1012-5 13v8l5 21 12 21 17 13 21 4h903l21-4 21-13 9-21 4-21v-8z"/>
    <draw:marker draw:name="Arrowheads_20_2" draw:display-name="Arrowheads 2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9T15:39:36.071164000</meta:creation-date>
    <dc:date>2020-08-09T17:34:47.611213000</dc:date>
    <meta:editing-duration>PT7M16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4" meta:word-count="271" meta:character-count="1601" meta:non-whitespace-character-count="1347"/>
  </office:meta>
</office:document-meta>
</file>